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\" svg:font-family="Cou\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84cm" style:rel-column-width="1295*"/>
    </style:style>
    <style:style style:name="Table1.B" style:family="table-column">
      <style:table-column-properties style:column-width="9.049cm" style:rel-column-width="5130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"/>
    </style:style>
    <style:style style:name="T3" style:family="text">
      <style:text-properties style:font-name="Cou\"/>
    </style:style>
    <style:style style:name="T4" style:family="text">
      <style:text-properties style:font-name="Verdan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kenisation Scheme for Common Syntax</text:p>
      <text:p text:style-name="Subtitle">Stephen Leach, Nov 2011</text:p>
      <text:h text:style-name="Heading_20_1" text:outline-level="1">Overview</text:h>
      <text:p text:style-name="Text_20_body">This document describes how the common2gnx front-end breaks up the input stream into a stream of tokens. <text:s/></text:p>
      <text:h text:style-name="Heading_20_1" text:outline-level="1">Character Classes</text:h>
      <text:p text:style-name="Text_20_body">The Common tokeniser is based on classifying characters into the following classes. Characters in the same class are generally processed the same way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ode</text:p>
          </table:table-cell>
          <table:table-cell table:style-name="Table1.A1" office:value-type="string">
            <text:p text:style-name="P1">Character Class</text:p>
          </table:table-cell>
          <table:table-cell table:style-name="Table1.C1" office:value-type="string">
            <text:p text:style-name="P1">Characters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string">
            <text:p text:style-name="Table_20_Contents">Alphabetic</text:p>
          </table:table-cell>
          <table:table-cell table:style-name="Table1.C2" office:value-type="string">
            <text:p text:style-name="Table_20_Contents">a-zA-Z</text:p>
          </table:table-cell>
        </table:table-row>
        <table:table-row>
          <table:table-cell table:style-name="Table1.A3" office:value-type="string">
            <text:p text:style-name="Table_20_Contents">D</text:p>
          </table:table-cell>
          <table:table-cell table:style-name="Table1.B3" office:value-type="string">
            <text:p text:style-name="Table_20_Contents">Digit</text:p>
          </table:table-cell>
          <table:table-cell table:style-name="Table1.C3" office:value-type="string">
            <text:p text:style-name="Table_20_Contents">0-9</text:p>
          </table:table-cell>
        </table:table-row>
        <table:table-row>
          <table:table-cell table:style-name="Table1.A4" office:value-type="string">
            <text:p text:style-name="Table_20_Contents">Q</text:p>
          </table:table-cell>
          <table:table-cell table:style-name="Table1.B4" office:value-type="string">
            <text:p text:style-name="Table_20_Contents">Quotes</text:p>
          </table:table-cell>
          <table:table-cell table:style-name="Table1.C4" office:value-type="string">
            <text:p text:style-name="Table_20_Contents">'”</text:p>
          </table:table-cell>
        </table:table-row>
        <table:table-row>
          <table:table-cell table:style-name="Table1.A5" office:value-type="string">
            <text:p text:style-name="Table_20_Contents">B</text:p>
          </table:table-cell>
          <table:table-cell table:style-name="Table1.B5" office:value-type="string">
            <text:p text:style-name="Table_20_Contents">Brackets</text:p>
          </table:table-cell>
          <table:table-cell table:style-name="Table1.C5" office:value-type="string">
            <text:p text:style-name="Table_20_Contents">()[]{}</text:p>
          </table:table-cell>
        </table:table-row>
        <table:table-row>
          <table:table-cell table:style-name="Table1.A6" office:value-type="string">
            <text:p text:style-name="Table_20_Contents">P</text:p>
          </table:table-cell>
          <table:table-cell table:style-name="Table1.B6" office:value-type="string">
            <text:p text:style-name="Table_20_Contents">BracketDecoration</text:p>
          </table:table-cell>
          <table:table-cell table:style-name="Table1.C6" office:value-type="string">
            <text:p text:style-name="Table_20_Contents">%</text:p>
          </table:table-cell>
        </table:table-row>
        <table:table-row>
          <table:table-cell table:style-name="Table1.A7" office:value-type="string">
            <text:p text:style-name="Table_20_Contents">R</text:p>
          </table:table-cell>
          <table:table-cell table:style-name="Table1.B7" office:value-type="string">
            <text:p text:style-name="Table_20_Contents">Self-Repeaters</text:p>
          </table:table-cell>
          <table:table-cell table:style-name="Table1.C7" office:value-type="string">
            <text:p text:style-name="Table_20_Contents">,;.@</text:p>
          </table:table-cell>
        </table:table-row>
        <table:table-row>
          <table:table-cell table:style-name="Table1.A8" office:value-type="string">
            <text:p text:style-name="Table_20_Contents">O</text:p>
          </table:table-cell>
          <table:table-cell table:style-name="Table1.B8" office:value-type="string">
            <text:p text:style-name="Table_20_Contents">Other sign characters</text:p>
          </table:table-cell>
          <table:table-cell table:style-name="Table1.C8" office:value-type="string">
            <text:p text:style-name="Table_20_Contents">!£$^&amp;*-+=:|/?&lt;&gt;~</text:p>
          </table:table-cell>
        </table:table-row>
        <table:table-row>
          <table:table-cell table:style-name="Table1.A9" office:value-type="string">
            <text:p text:style-name="Table_20_Contents">E</text:p>
          </table:table-cell>
          <table:table-cell table:style-name="Table1.B9" office:value-type="string">
            <text:p text:style-name="Table_20_Contents">Escape characters</text:p>
          </table:table-cell>
          <table:table-cell table:style-name="Table1.C9" office:value-type="string">
            <text:p text:style-name="Table_20_Contents">\</text:p>
          </table:table-cell>
        </table:table-row>
      </table:table>
      <text:p text:style-name="Text_20_body"/>
      <text:h text:style-name="Heading_20_1" text:outline-level="1">Identifiers</text:h>
      <text:p text:style-name="Text_20_body">These have the usual syntax of an alphabetic character (or underbar) followed by alphanumerics (or underbars).</text:p>
      <text:p text:style-name="Text_20_body"><text:tab/>Id ::= (A|_)(A|D|_)*</text:p>
      <text:h text:style-name="Heading_20_1" text:outline-level="1">Numbers</text:h>
      <text:p text:style-name="Text_20_body">These have the usual C-style syntax.</text:p>
      <text:p text:style-name="Text_20_body"><text:tab/>Num ::= [-]D+[.D+]</text:p>
      <text:h text:style-name="Heading_20_1" text:outline-level="1">Strings, Symbols and other Quoted Tokens</text:h>
      <text:p text:style-name="Text_20_body">They start and end with the same quote character and may include escaped characters.</text:p>
      <text:p text:style-name="Text_20_body"><text:tab/>Qtoken ::= Q Char* Q</text:p>
      <text:p text:style-name="Text_20_body"><text:tab/>Char ::= <text:span text:style-name="T1">Not quote or escape</text:span> | Escape</text:p>
      <text:p text:style-name="Text_20_body"><text:soft-page-break/><text:tab/>Escape ::= E EscapedSequence</text:p>
      <text:p text:style-name="Text_20_body">The escape sequences are quite complicated.</text:p>
      <text:h text:style-name="Heading_20_1" text:outline-level="1">Brackets</text:h>
      <text:p text:style-name="Text_20_body">These are bracket characters <text:span text:style-name="T3">()[]{}</text:span> that normally stand alone. Variations can be made using the bracket decoration character <text:span text:style-name="T2">%. </text:span><text:span text:style-name="T4">This is used to extend brackets such as </text:span><text:span text:style-name="T2">(…)</text:span><text:span text:style-name="T4"> into something like </text:span><text:span text:style-name="T2">(% … %)</text:span><text:span text:style-name="T4">. The decoration may be repeated.</text:span></text:p>
      <text:p text:style-name="Text_20_body"><text:span text:style-name="T4"><text:tab/>OpenBracket ::= BP*</text:span></text:p>
      <text:p text:style-name="Text_20_body"><text:span text:style-name="T4"><text:tab/>CloseBracket ::= P*B</text:span></text:p>
      <text:h text:style-name="Heading_20_1" text:outline-level="1">Self-Repeats</text:h>
      <text:p text:style-name="Text_20_body">These tokens are made from one or more repetitions of the same characters.</text:p>
      <text:p text:style-name="Text_20_body"><text:tab/>Rtoken ::= R+</text:p>
      <text:h text:style-name="Heading_20_1" text:outline-level="1">Other Sign Characters</text:h>
      <text:p text:style-name="Text_20_body">These tokens are made from a free mixture of the remaining sign characters.</text:p>
      <text:p text:style-name="Text_20_body"><text:tab/>Stoken ::= O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\" svg:font-family="Cou\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1-11-07T22:59:59</meta:creation-date>
    <dc:date>2011-11-07T23:37:58</dc:date>
    <dc:creator>Stephen Leach</dc:creator>
    <meta:editing-duration>PT38M3S</meta:editing-duration>
    <meta:editing-cycles>11</meta:editing-cycles>
    <meta:generator>LibreOffice/3.4$Unix LibreOffice_project/340m1$Build-302</meta:generator>
    <meta:document-statistic meta:table-count="1" meta:image-count="0" meta:object-count="0" meta:page-count="2" meta:paragraph-count="55" meta:word-count="238" meta:character-count="1465" meta:non-whitespace-character-count="1271"/>
  </office:meta>
</office:document-meta>
</file>